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1ed" officeooo:paragraph-rsid="0017f1ed"/>
    </style:style>
    <style:style style:name="P2" style:family="paragraph" style:parent-style-name="Standard">
      <style:text-properties officeooo:rsid="00186df9" officeooo:paragraph-rsid="00186df9"/>
    </style:style>
    <style:style style:name="P3" style:family="paragraph" style:parent-style-name="Standard">
      <style:text-properties officeooo:rsid="00186df9"/>
    </style:style>
    <style:style style:name="P4" style:family="paragraph" style:parent-style-name="Standard">
      <style:text-properties officeooo:rsid="001c2a17" officeooo:paragraph-rsid="001c2a17"/>
    </style:style>
    <style:style style:name="P5" style:family="paragraph" style:parent-style-name="Standard">
      <style:text-properties officeooo:rsid="001e36ca" officeooo:paragraph-rsid="001e36ca"/>
    </style:style>
    <style:style style:name="P6" style:family="paragraph" style:parent-style-name="Standard">
      <style:text-properties officeooo:rsid="001f028e" officeooo:paragraph-rsid="001f028e"/>
    </style:style>
    <style:style style:name="P7" style:family="paragraph" style:parent-style-name="Standard">
      <style:text-properties officeooo:rsid="001f028e" officeooo:paragraph-rsid="001f028e"/>
    </style:style>
    <style:style style:name="P8" style:family="paragraph" style:parent-style-name="Standard">
      <style:text-properties officeooo:rsid="0021c5a3" officeooo:paragraph-rsid="0021c5a3"/>
    </style:style>
    <style:style style:name="P9" style:family="paragraph" style:parent-style-name="Standard">
      <style:text-properties officeooo:rsid="00228a58" officeooo:paragraph-rsid="00228a58"/>
    </style:style>
    <style:style style:name="P10" style:family="paragraph" style:parent-style-name="Standard">
      <style:text-properties officeooo:rsid="0023e6e7" officeooo:paragraph-rsid="0023e6e7"/>
    </style:style>
    <style:style style:name="P11" style:family="paragraph" style:parent-style-name="Standard">
      <style:text-properties officeooo:rsid="002731f3" officeooo:paragraph-rsid="002731f3"/>
    </style:style>
    <style:style style:name="T1" style:family="text">
      <style:text-properties officeooo:rsid="0017f1ed"/>
    </style:style>
    <style:style style:name="T2" style:family="text">
      <style:text-properties officeooo:rsid="00186df9"/>
    </style:style>
    <style:style style:name="T3" style:family="text">
      <style:text-properties officeooo:rsid="0019316f"/>
    </style:style>
    <style:style style:name="T4" style:family="text">
      <style:text-properties officeooo:rsid="001ac71b"/>
    </style:style>
    <style:style style:name="T5" style:family="text">
      <style:text-properties officeooo:rsid="001c2a17"/>
    </style:style>
    <style:style style:name="T6" style:family="text">
      <style:text-properties officeooo:rsid="001e36ca"/>
    </style:style>
    <style:style style:name="T7" style:family="text">
      <style:text-properties officeooo:rsid="001f6cc6"/>
    </style:style>
    <style:style style:name="T8" style:family="text">
      <style:text-properties officeooo:rsid="00201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pk planilla de juego entre dos equipos A y B a seleccionar de lista desplegable almacenados en base de datos, automáticamente se cargan los jugadores de cada equipo desde base de datos, permitir al usuario ingreso de goles, autogoles, tarjetas amarillas y tarjetas rojas por cada jugador. En encabezado permitir espacio para nombre del torneo, logo del torneo, logo del organizador, permitir ingreso de fecha y hora del juego, número de partido, nombre del arbitro e informe del partido.</text:p>
      <text:p text:style-name="Standard"/>
      <text:p text:style-name="Standard"/>
      <text:p text:style-name="Standard"/>
      <text:p text:style-name="Standard">Para desarrollar una aplicación .APK con las características que mencionas, sería necesario seguir varios pasos y tecnologías, principalmente utilizando <text:span text:style-name="T2">tecnologias para desarrollo web android e ios,</text:span> para la lógica de la app, así como un backend (como <text:span text:style-name="T2">railway, y para el despliegue web vercel, </text:span>) <text:span text:style-name="T2">ya que la aplicación requiere ser hibrida, tanto web como para movil, </text:span>para manejar la base de datos y la persistencia de los datos. A continuación, te detallo un plan para estructurar la aplicación.</text:p>
      <text:p text:style-name="Standard"/>
      <text:p text:style-name="Standard">1. Arquitectura y Diseño de la App</text:p>
      <text:p text:style-name="Standard">1.1. Pantalla Principal:</text:p>
      <text:p text:style-name="Standard"/>
      <text:p text:style-name="Standard">Selección de Equipos <text:span text:style-name="T2">que se enfrentan entre si</text:span>: Los equipos se seleccionan de listas desplegables (spinners) que extraen datos de una base de datos.</text:p>
      <text:p text:style-name="Standard"/>
      <text:p text:style-name="Standard">Carga de Jugadores: Al seleccionar un equipo, se deben cargar automáticamente los jugadores asociados a ese equipo desde la base de datos. Esto podría lograrse a través de una consulta a la base de datos o API.</text:p>
      <text:p text:style-name="Standard"/>
      <text:p text:style-name="Standard">Ingreso de Información del Partido: Formulario para ingresar:</text:p>
      <text:p text:style-name="Standard"/>
      <text:p text:style-name="Standard">Nombre del torneo: <text:span text:style-name="T2">el cual se debe seleccionar de una lista de 1 o varios torneos</text:span></text:p>
      <text:p text:style-name="Standard"/>
      <text:p text:style-name="P3">que ahí cargue automáticamente el logo del torneo y del organizador</text:p>
      <text:p text:style-name="Standard"/>
      <text:p text:style-name="P2">que se tenga un modulo en el cual se permitan programar partidos, con fecha y hora de inicio, </text:p>
      <text:p text:style-name="Standard"/>
      <text:p text:style-name="Standard">Número de partido <text:span text:style-name="T3">del día y del torneo en general</text:span></text:p>
      <text:p text:style-name="Standard"/>
      <text:p text:style-name="Standard">Nombre de <text:span text:style-name="T3">los arbitros, de los planilleros.</text:span></text:p>
      <text:p text:style-name="Standard"/>
      <text:p text:style-name="Standard"/>
      <text:p text:style-name="Standard"><text:span text:style-name="T3">Permitir que con base a los datos del partido, se genere un informe </text:span><text:span text:style-name="T4">hora de inicio, hora de goles con base al moneto enque se registrsn si el partido tiene planillero en tiempo real, o si el registro se realiza al finalizar el partido que quien realice y llene los datos del partido pueda llenar la hora en los que se hicieron los goles de forma opcional, igualmente para las tarjetas, faltas y dem a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2. Pantalla de Detalles del Partido:</text:p>
      <text:p text:style-name="Standard"/>
      <text:p text:style-name="Standard"><text:span text:style-name="T4">que se permitan registrar</text:span> Goles, <text:span text:style-name="T4">tarjetas, asistencias, faltas</text:span>:</text:p>
      <text:p text:style-name="Standard"/>
      <text:p text:style-name="Standard">Permitir ingresar los goles, autogoles, tarjetas amarillas y rojas por cada jugador de ambos equipos.</text:p>
      <text:p text:style-name="Standard"/>
      <text:p text:style-name="P4">Que cada que se ingrese un dato o una secuencia de datos tenga la opcion de darle guardar</text:p>
      <text:p text:style-name="Standard"/>
      <text:p text:style-name="Standard">Botón para guardar los datos: Los datos se deben guardar en la base de datos, <text:span text:style-name="T5">estos se pueden almacenar de forma local temporalmente en caso de que no haya conexión a ainternet, y una vez el dispositivo tenga conexión a internet sincronise y actualice la base de datos, esto para la apk, y para el caso de computadores, que se pueda hacer via web.</text:span></text:p>
      <text:p text:style-name="Standard"/>
      <text:p text:style-name="Standard">2. Interacción con Base de Datos</text:p>
      <text:p text:style-name="Standard"/>
      <text:p text:style-name="Standard">Usaremos una base de datos para almacenar la información de equipos, jugadores, partidos y estadísticas. Podría ser algo como <text:span text:style-name="T5">etc</text:span></text:p>
      <text:p text:style-name="Standard"/>
      <text:p text:style-name="Standard">Equipos: id, nombre, logo.</text:p>
      <text:p text:style-name="Standard"/>
      <text:p text:style-name="Standard">Jugadores: id, nombre, equipo_id.</text:p>
      <text:p text:style-name="Standard"/>
      <text:p text:style-name="Standard">Partidos: id, equipo_a_id, equipo_b_id, fecha, hora, numero_partido, arbitro, informe_partido.</text:p>
      <text:p text:style-name="Standard"/>
      <text:p text:style-name="Standard">Estadísticas del Partido: id_partido, jugador_id, goles, autogoles, tarjetas_amarillas, tarjetas_rojas.</text:p>
      <text:p text:style-name="Standard"/>
      <text:p text:style-name="Standard"/>
      <text:p text:style-name="Standard"/>
      <text:p text:style-name="Standard">3. Lógica de la Aplicación</text:p>
      <text:p text:style-name="Standard">3.1. Pantalla de Selección de Equipos y Jugadores</text:p>
      <text:p text:style-name="Standard"/>
      <text:p text:style-name="Standard">Al seleccionar el Equipo A o Equipo B, hacer una consulta a la base de datos para cargar la lista de jugadores de ese equipo.</text:p>
      <text:p text:style-name="Standard"/>
      <text:p text:style-name="Standard">Puedes usar un Spinner para mostrar los equipos y luego otro Spinner o RecyclerView para los jugadores.</text:p>
      <text:p text:style-name="Standard"/>
      <text:p text:style-name="Standard">Ejemplo de código para la carga de jugadores:</text:p>
      <text:p text:style-name="Standard"/>
      <text:p text:style-name="Standard">// Código para obtener jugadores de un equipo seleccionado</text:p>
      <text:p text:style-name="Standard">val equipoId = "id_equipo_seleccionado"</text:p>
      <text:p text:style-name="Standard">val jugadoresRef = FirebaseFirestore.getInstance().collection("jugadores").whereEqualTo("equipo_id", equipoId)</text:p>
      <text:p text:style-name="Standard">jugadoresRef.get().addOnSuccessListener { result -&gt;</text:p>
      <text:p text:style-name="Standard"><text:s text:c="4"/>for (document in result) {</text:p>
      <text:p text:style-name="Standard"><text:s text:c="8"/>val jugador = document.getString("nombre")</text:p>
      <text:p text:style-name="Standard"><text:s text:c="8"/>// Agregar el jugador a la lista</text:p>
      <text:p text:style-name="Standard"><text:s text:c="4"/>}</text:p>
      <text:p text:style-name="Standard">}</text:p>
      <text:p text:style-name="Standard"><text:soft-page-break/></text:p>
      <text:p text:style-name="Standard">3.2. Ingreso de Estadísticas del Partido</text:p>
      <text:p text:style-name="Standard"/>
      <text:p text:style-name="Standard"><text:span text:style-name="T6">permitir ingresar</text:span> el número de goles, autogoles, y tarjetas para cada jugador.</text:p>
      <text:p text:style-name="Standard"/>
      <text:p text:style-name="Standard">Utiliza campos de entrada para cada jugador y un botón para actualizar las estadísticas del partido en la base de datos.</text:p>
      <text:p text:style-name="Standard"/>
      <text:p text:style-name="Standard">Ejemplo de código para registrar las estadísticas:</text:p>
      <text:p text:style-name="Standard"/>
      <text:p text:style-name="Standard">// Guardar las estadísticas de un jugador</text:p>
      <text:p text:style-name="Standard">val partidoRef = FirebaseFirestore.getInstance().collection("partidos").document("id_partido")</text:p>
      <text:p text:style-name="Standard">val estadisticas = hashMapOf(</text:p>
      <text:p text:style-name="Standard"><text:s text:c="4"/>"goles" to 2,</text:p>
      <text:p text:style-name="Standard"><text:s text:c="4"/>"autogoles" to 0,</text:p>
      <text:p text:style-name="Standard"><text:s text:c="4"/>"tarjetas_amarillas" to 1,</text:p>
      <text:p text:style-name="Standard"><text:s text:c="4"/>"tarjetas_rojas" to 0</text:p>
      <text:p text:style-name="Standard">)</text:p>
      <text:p text:style-name="Standard">partidoRef.collection("estadisticas").document("id_jugador").set(estadisticas)</text:p>
      <text:p text:style-name="Standard"/>
      <text:p text:style-name="Standard">3.3. Generación de Informe del Partido</text:p>
      <text:p text:style-name="Standard"/>
      <text:p text:style-name="Standard">Puedes permitir que el usuario<text:span text:style-name="T6">(arbitro, planillero etc)</text:span> agregue un informe en texto libre para el partido.</text:p>
      <text:p text:style-name="Standard"/>
      <text:p text:style-name="Standard">El informe se guarda en la base de datos junto con la información del partido.</text:p>
      <text:p text:style-name="Standard"/>
      <text:p text:style-name="P5">Modulo principar o dashboard, permite ver, todas las estadisticas, tabla de posisiones, juego limpio, tabla de goleadores, gol mas rapido, faltama s rapita, tarjeta mas rapida, sanciones impuestas, etc, seccion de apuestas, solo con criptomonedas, y que este dasboard sea modularr para poder segmentar los permisos de vista a usuarios y roles, <text:s text:c="2"/>que se pueda ver la programacion de partidos, y un modulo para noticias.</text:p>
      <text:p text:style-name="Standard"/>
      <text:p text:style-name="Standard">4. UI y Diseño</text:p>
      <text:p text:style-name="Standard"/>
      <text:p text:style-name="Standard">Utiliza un diseño limpio y funcional. Algunas ideas:</text:p>
      <text:p text:style-name="Standard"/>
      <text:p text:style-name="Standard">Encabezado del Partido: Un área que muestre el nombre del torneo, logos, fecha, hora, y árbitro.</text:p>
      <text:p text:style-name="Standard"/>
      <text:p text:style-name="Standard">Formulario de Jugadores: Un formulario interactivo con campos para cada jugador, y botones para agregar goles, autogoles y tarjetas.</text:p>
      <text:p text:style-name="Standard"/>
      <text:p text:style-name="Standard">Botón de Guardar: Para guardar el resultado final en la base de datos.</text:p>
      <text:p text:style-name="Standard"/>
      <text:p text:style-name="Standard"><text:s/><text:span text:style-name="T6">Backend: usa para el diseño tegnologias de desarroolo para que funcione en android, ios, y web, web responsive, buena logica para manejo de estadisticas graficos, proyecciones.</text:span></text:p>
      <text:p text:style-name="Standard"/>
      <text:p text:style-name="Standard">6. Generación del APK</text:p>
      <text:p text:style-name="Standard"/>
      <text:p text:style-name="Standard"><text:soft-page-break/>Una vez que tengas toda la funcionalidad implementada y testeada, podrás generar el APK <text:s text:c="2"/>lo cual te permitirá distribuirlo en dispositivos Android <text:span text:style-name="T1">o ios</text:span></text:p>
      <text:p text:style-name="Standard"/>
      <text:p text:style-name="Standard">Resumen de Características:</text:p>
      <text:p text:style-name="Standard"/>
      <text:p text:style-name="P1">creación de equipos, jugadores, árbitros, planilleros, creacion de torneo, creaccion de veedor de partidos, creacion de diferentes usuarios como veedores de partidos, jugadores, ciudadanos, directivos, organizadores, gestion de roles y usuarios de forma dinamica, para poder modificar quien puede ver los modulos y quien no de acuerdo al rol y a paermisos de visualización y modulos, que solo el super admin tenga permiso de cambiar roles y permisos de usuarios.</text:p>
      <text:p text:style-name="P1"/>
      <text:p text:style-name="P1">Que permita a cualquier ciudadano registrarse e inmediatamente poder iniciar sesion, pero con minimos privilegios, </text:p>
      <text:p text:style-name="P1"/>
      <text:p text:style-name="P1"/>
      <text:p text:style-name="P1"/>
      <text:p text:style-name="P1">que el los formularios, y en la debe se procure almacenar toda la información para llevar los datos y análisis de los partidos y del torneo a detalle.</text:p>
      <text:p text:style-name="P1"/>
      <text:p text:style-name="P1"/>
      <text:p text:style-name="P1"/>
      <text:p text:style-name="P1"/>
      <text:p text:style-name="P1"/>
      <text:p text:style-name="P1"/>
      <text:p text:style-name="Standard">Selección de equipos desde una lista desplegable.</text:p>
      <text:p text:style-name="Standard"/>
      <text:p text:style-name="Standard">Carga automática de jugadores desde la base de datos.</text:p>
      <text:p text:style-name="Standard"/>
      <text:p text:style-name="Standard">Formulario para ingresar goles, autogoles, tarjetas amarillas y rojas por cada jugador.</text:p>
      <text:p text:style-name="Standard"/>
      <text:p text:style-name="Standard">Ingreso de detalles del partido: nombre del torneo, logos, fecha, hora, árbitro, informe.</text:p>
      <text:p text:style-name="Standard"/>
      <text:p text:style-name="Standard">Almacenamiento de datos en la base de datos y generación de un reporte del partido.</text:p>
      <text:p text:style-name="Standard"/>
      <text:p text:style-name="Standard"/>
      <text:p text:style-name="P6">Mejoras:</text:p>
      <text:p text:style-name="P6"/>
      <text:p text:style-name="P6">que se permitan diferentes tipos de fixtures.</text:p>
      <text:p text:style-name="P6">Se requiere permitir fixtures dinamicos, <text:span text:style-name="T7">los cuales puedan variar entre rondas, por ejemplo en la ronda 1 es todos contra todos, </text:span><text:span text:style-name="T8">y que permita definir el numero de equipos que pasan a la siguiente fase, si son varios o todos, que en la ronda 2 pueda permitir si es eliminacion directa, o clasificacion por puntos, etc.</text:span></text:p>
      <text:p text:style-name="P6"/>
      <text:p text:style-name="P8">que permita seleccionar de forma dinamica los items de desempate en el torneo y/o por rondas, por ejemplo juego limpio, diferencia de goles, y los demas items que se puedan incluir, de acuerdo a como se maneja en la fifa, en los mundiales, torneos de conmebol, etc.</text:p>
      <text:p text:style-name="P8"/>
      <text:p text:style-name="P9">que el software permita editar y modificar el nombre de los equipos, jugadores, y demas informacion de equipos, partidos, jugadores, entre otras cosas que puedan requerir modificacion.</text:p>
      <text:p text:style-name="P10"><text:soft-page-break/>Que cuando expulsen un jugador, este quede bloqueado para evitar errores en los partidos, por ejemplo si el planillero se pueda equivocar y poner a un jugador que esta expulsano anotando gol por ejemplo, que en estos casos si no ha cumplido las fechas de expulsion, o fue expulsado durante el partido este jugador aparezca pero quede bloqueado, y el motivo por el cual esta inhabilitado.</text:p>
      <text:p text:style-name="P10"/>
      <text:p text:style-name="P11">Que para el supe admin se permita el desbloqueo de estos jugadores en caso que se requiera.</text:p>
      <text:p text:style-name="P11"/>
      <text:p text:style-name="P11">Permitir cargar el logo del equipo, para que este aparezca en la planilla fixture, al lado del nombre etc.</text:p>
      <text:p text:style-name="P11"/>
      <text:p text:style-name="P11">que se permita editar crear o eliminar cualquier tipo de informacion que requiera modificacion.</text:p>
      <text:p text:style-name="P11"/>
      <text:p text:style-name="P11">Que cuando se agrege un nuevo equipo luego de la primera segunda fecha, o cualquier fecha, incluso en la segunda ronda, este entre dentro del fixture y reglas de juego definidas.</text:p>
      <text:p text:style-name="P11"/>
      <text:p text:style-name="P11">Que permita editar los partidos despues de dar en finalizado, cancelado, aplazado etc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3:34:48.685173677</meta:creation-date>
    <dc:date>2026-03-15T18:05:22.344700214</dc:date>
    <meta:editing-duration>PT23M4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83" meta:word-count="1401" meta:character-count="8839" meta:non-whitespace-character-count="7474"/>
  </office:meta>
</office:document-meta>
</file>